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Noto Sans Devanagari" svg:font-family="Noto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Chilanka" svg:font-family="Chilanka" style:font-family-generic="system" style:font-pitch="variable"/>
    <style:font-face style:name="Abyssinica SIL" svg:font-family="Abyssinica SIL" style:font-family-generic="system" style:font-pitch="variable"/>
    <style:font-face style:name="Tahoma" svg:font-family="Tahoma" style:font-family-generic="swiss" style:font-pitch="variable" svg:panose-1="2 11 6 4 3 5 4 4 2 4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line-height-at-least="0in"/>
      <style:text-properties style:font-name="Chilanka" style:font-name-complex="Times New Roman" style:language-asian="tr" style:country-asian="TR"/>
    </style:style>
    <style:style style:name="P2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3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4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5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6" style:parent-style-name="Textbody" style:family="paragraph">
      <style:paragraph-properties fo:text-align="center" fo:margin-bottom="0in" style:line-height-at-least="0in"/>
      <style:text-properties style:font-name="Abyssinica SIL" style:font-name-complex="Times New Roman" style:language-asian="tr" style:country-asian="TR"/>
    </style:style>
    <style:style style:name="P7" style:parent-style-name="Textbody" style:family="paragraph">
      <style:paragraph-properties fo:text-align="center" fo:margin-bottom="0in" style:line-height-at-least="0in"/>
      <style:text-properties style:font-name="Abyssinica SIL" style:font-name-complex="Times New Roman" style:language-asian="tr" style:country-asian="TR"/>
    </style:style>
    <style:style style:name="P8" style:parent-style-name="Standard" style:family="paragraph">
      <style:paragraph-properties fo:text-align="justify" style:line-height-at-least="0in"/>
    </style:style>
    <style:style style:name="T9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0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1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5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6" style:parent-style-name="VarsayılanParagrafYazıTipi" style:family="text">
      <style:text-properties style:font-name="Abyssinica SIL" style:font-name-complex="Tahoma" style:language-asian="tr" style:country-asian="TR"/>
    </style:style>
    <style:style style:name="T1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8" style:parent-style-name="VarsayılanParagrafYazıTipi" style:family="text">
      <style:text-properties style:font-name="Abyssinica SIL" style:font-name-complex="Tahoma" style:language-asian="tr" style:country-asian="TR"/>
    </style:style>
    <style:style style:name="T19" style:parent-style-name="VarsayılanParagrafYazıTipi" style:family="text">
      <style:text-properties style:font-name="Abyssinica SIL" style:font-name-complex="Tahoma" style:language-asian="tr" style:country-asian="TR"/>
    </style:style>
    <style:style style:name="P20" style:parent-style-name="Standard" style:family="paragraph">
      <style:paragraph-properties fo:text-align="justify" style:line-height-at-least="0in"/>
      <style:text-properties style:font-name="Abyssinica SIL" style:font-name-complex="Tahoma" style:language-asian="tr" style:country-asian="TR"/>
    </style:style>
    <style:style style:name="P21" style:parent-style-name="Standard" style:family="paragraph">
      <style:paragraph-properties fo:text-align="justify" style:line-height-at-least="0in"/>
    </style:style>
    <style:style style:name="T2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5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27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28" style:parent-style-name="Standard" style:family="paragraph">
      <style:paragraph-properties fo:text-align="justify" style:line-height-at-least="0in"/>
      <style:text-properties style:font-name="Abyssinica SIL" style:font-name-complex="Times New Roman" style:text-underline-type="single" style:text-underline-style="solid" style:text-underline-width="auto" style:text-underline-mode="continuous" style:language-asian="tr" style:country-asian="TR"/>
    </style:style>
    <style:style style:name="P29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0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1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2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3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4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5" style:parent-style-name="Standard" style:family="paragraph">
      <style:paragraph-properties fo:text-align="justify" style:line-height-at-least="0in"/>
    </style:style>
    <style:style style:name="T3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8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9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0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1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45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46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47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P48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P49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style:text-underline-type="single" style:text-underline-style="solid" style:text-underline-width="auto" style:text-underline-mode="continuous" style:language-asian="tr" style:country-asian="TR"/>
    </style:style>
    <style:style style:name="P50" style:parent-style-name="Standard" style:family="paragraph">
      <style:paragraph-properties fo:text-align="justify" style:line-height-at-least="0in"/>
    </style:style>
    <style:style style:name="T51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2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54" style:parent-style-name="Standard" style:family="paragraph">
      <style:paragraph-properties fo:text-align="justify" style:line-height-at-least="0in"/>
    </style:style>
    <style:style style:name="T55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5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58" style:parent-style-name="Standard" style:family="paragraph">
      <style:paragraph-properties fo:text-align="justify" style:line-height-at-least="0in"/>
    </style:style>
    <style:style style:name="T59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0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1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63" style:parent-style-name="Standard" style:family="paragraph">
      <style:paragraph-properties fo:text-align="justify" style:line-height-at-least="0in"/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P64" style:parent-style-name="Standard" style:family="paragraph">
      <style:paragraph-properties fo:text-align="justify" style:line-height-at-least="0in"/>
    </style:style>
    <style:style style:name="T65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6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7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8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9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0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1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2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3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4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5" style:parent-style-name="Standard" style:family="paragraph">
      <style:paragraph-properties fo:text-align="justify" style:line-height-at-least="0in"/>
    </style:style>
    <style:style style:name="T76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77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8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TAHLİYE TAAHHÜTNAMESİ</text:p>
      <text:p text:style-name="P7"/>
      <text:p text:style-name="P8"><text:span text:style-name="T9"><text:tab/>Halen tahtı icarımda bulunan, kiraya vereni ve özellikleri aşağıda belirtilen</text:span><text:span text:style-name="T10">, belirtilen tarihte, belirtilen fiyatla, sözlü olarak kiraladığım</text:span><text:span text:style-name="T11"><text:s/>taşınmazı; tahliye etmeyi taahhüt ettiğim tarihte,<text:s/></text:span><text:span text:style-name="T12">konuştuğumuz</text:span><text:span text:style-name="T13"><text:s/>şartlar</text:span><text:span text:style-name="T14">a bağlı<text:s/></text:span><text:span text:style-name="T15">kalarak, <text:s/>hiçbir kanuni merasime, ihtar ve protesto keşidesine, cevap itasına, tebliğ ve tebellüğe,<text:s/></text:span><text:span text:style-name="T16">herhangi bir ihtar ve hiçbir hüküm istihsaline ve mahkemeden ilam almaya hacet kalmaksızın</text:span><text:span text:style-name="T17"><text:s/>kayıtsız ve şartsız olarak boşaltmayı<text:s/></text:span><text:span text:style-name="T18">kesin olarak, hür irademle<text:s/></text:span><text:span text:style-name="T19">beyan, kabul ve taahhüt ediyorum.</text:span></text:p>
      <text:p text:style-name="P20"/>
      <text:p text:style-name="P21"><text:span text:style-name="T22"><text:tab/>Gününde tahliye edemediğim veya etmediğim takdirde, geçen her gün için,<text:s/></text:span><text:span text:style-name="T23">güncel<text:s/></text:span><text:span text:style-name="T24">yıllık kira bedelinin yüzde biri oranında (%1), günlük ceza bedeli ödemeyi, kiraya veren veya yetkili kanuni vekili tarafından aleyhime yapılacak, h</text:span><text:span text:style-name="T25">er türlü icra takibatı, mahkeme masrafları, avukatlık ücretleri ve benzeri tüm ücretlerinde tamamen şahsım tarafından karşılanacağını şimdiden<text:s/></text:span><text:span text:style-name="T26">kabul, beyan ve taahhüt ediyorum. İşbu taahhütnameyi hür irademle okudum ve imzalıyorum.</text:span></text:p>
      <text:p text:style-name="P27"/>
      <text:p text:style-name="P28">TAHLİYE EDİLECEK YERİN</text:p>
      <text:p text:style-name="P29">Adresi<text:tab/>: <text:s/></text:p>
      <text:p text:style-name="P30"/>
      <text:p text:style-name="P31">İlk kira başlangıç tarihi<text:tab/>:</text:p>
      <text:p text:style-name="P32"/>
      <text:p text:style-name="P33">İlk kira bedeli<text:tab/><text:tab/>:</text:p>
      <text:p text:style-name="P34"/>
      <text:p text:style-name="P35"><text:span text:style-name="T36">Tahliye t</text:span><text:span text:style-name="T37">aah</text:span><text:span text:style-name="T38">h</text:span><text:span text:style-name="T39">ü</text:span><text:span text:style-name="T40">dünün imzalandığı</text:span><text:span text:style-name="T41"><text:s/>tarih<text:s/></text:span><text:span text:style-name="T42"><text:s text:c="2"/></text:span><text:span text:style-name="T43"><text:tab/>:</text:span><text:span text:style-name="T44"><text:tab/></text:span></text:p>
      <text:p text:style-name="P45"/>
      <text:p text:style-name="P46">Mecurun tahliye<text:s/>edileceği taahhüt edilen tarih<text:tab/>:</text:p>
      <text:p text:style-name="P47"/>
      <text:p text:style-name="P48"/>
      <text:p text:style-name="P49">Kiracı<text:tab/></text:p>
      <text:p text:style-name="P50"><text:span text:style-name="T51">Adı Soyadı</text:span><text:span text:style-name="T52"><text:tab/></text:span><text:span text:style-name="T53"><text:tab/>:</text:span></text:p>
      <text:p text:style-name="P54"><text:span text:style-name="T55">TC Kimlik No</text:span><text:span text:style-name="T56"><text:tab/></text:span><text:span text:style-name="T57"><text:tab/>:<text:s/></text:span></text:p>
      <text:p text:style-name="P58"><text:span text:style-name="T59">Tebligat Adres</text:span><text:span text:style-name="T60"><text:tab/></text:span><text:span text:style-name="T61"><text:tab/></text:span><text:span text:style-name="T62">:</text:span></text:p>
      <text:p text:style-name="P63">Telefon No<text:tab/><text:tab/>:<text:s/><text:tab/></text:p>
      <text:p text:style-name="P64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/text:p>
      <text:p text:style-name="P70"/>
      <text:p text:style-name="P71"/>
      <text:p text:style-name="P72"/>
      <text:p text:style-name="P73"/>
      <text:p text:style-name="P74"/>
      <text:p text:style-name="P75"><text:span text:style-name="T76"><text:tab/></text:span><text:span text:style-name="T77"><text:tab/></text:span></text:p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Noto Sans Devanagari" svg:font-family="Noto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Chilanka" svg:font-family="Chilanka" style:font-family-generic="system" style:font-pitch="variable"/>
    <style:font-face style:name="Abyssinica SIL" svg:font-family="Abyssinica SIL" style:font-family-generic="system" style:font-pitch="variable"/>
    <style:font-face style:name="Tahoma" svg:font-family="Tahoma" style:font-family-generic="swiss" style:font-pitch="variable" svg:panose-1="2 11 6 4 3 5 4 4 2 4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 DemiLight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Başlık2" style:display-name="Başlık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style:text-autospace="none" fo:text-align="justify" fo:text-indent="0.4916in"/>
      <style:text-properties style:font-name="Arial Black" style:font-name-asian="Arial Black" style:font-name-complex="Arial Black" fo:font-size="10pt" style:font-size-asian="10pt" style:font-size-complex="10pt" style:language-asian="tr" style:country-asian="TR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ltBilgi" style:display-name="Alt Bilgi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eParagraf" style:display-name="Liste Paragraf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ÜstBilgi" style:display-name="Üst Bilgi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476z0" style:display-name="WW8Num476z0" style:family="text">
      <style:text-properties fo:font-style="italic" style:font-style-asian="italic" fo:font-size="8pt" style:font-size-asian="8pt" style:font-size-complex="8pt"/>
    </style:style>
    <style:style style:name="WW8Num476z1" style:display-name="WW8Num476z1" style:family="text"/>
    <style:style style:name="WW8Num476z2" style:display-name="WW8Num476z2" style:family="text"/>
    <style:style style:name="WW8Num476z3" style:display-name="WW8Num476z3" style:family="text"/>
    <style:style style:name="WW8Num476z4" style:display-name="WW8Num476z4" style:family="text"/>
    <style:style style:name="WW8Num476z5" style:display-name="WW8Num476z5" style:family="text"/>
    <style:style style:name="WW8Num476z6" style:display-name="WW8Num476z6" style:family="text"/>
    <style:style style:name="WW8Num476z7" style:display-name="WW8Num476z7" style:family="text"/>
    <style:style style:name="WW8Num476z8" style:display-name="WW8Num476z8" style:family="tex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WW_CharLFO1LVL1" style:family="text">
      <style:text-properties fo:font-style="italic" style:font-style-asian="italic" fo:font-size="8pt" style:font-size-asian="8pt" style:font-size-complex="8pt"/>
    </style:style>
    <text:list-style style:name="WW8Num476" style:display-name="WW8Num476">
      <text:list-level-style-number text:level="1" text:style-name="WW_CharLFO1LVL1" style:num-prefix="(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3" style:display-name="WWNum3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</text:list-level-style-bullet>
      <text:list-level-style-bullet text:level="2" text:style-name="WW_CharLFO3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</text:list-level-style-bullet>
      <text:list-level-style-bullet text:level="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</text:list-level-style-bullet>
      <text:list-level-style-bullet text:level="5" text:style-name="WW_CharLFO3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</text:list-level-style-bullet>
      <text:list-level-style-bullet text:level="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</text:list-level-style-bullet>
      <text:list-level-style-bullet text:level="8" text:style-name="WW_CharLFO3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8659in" fo:margin-bottom="0.6694in" fo:margin-right="0.4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</meta:initial-creator>
    <dc:creator>m</dc:creator>
    <meta:creation-date>2023-09-20T06:33:00Z</meta:creation-date>
    <dc:date>2023-09-23T06:52:00Z</dc:date>
    <meta:print-date>2021-09-01T10:28:00Z</meta:print-date>
    <meta:template xlink:href="Normal" xlink:type="simple"/>
    <meta:editing-cycles>4</meta:editing-cycles>
    <meta:editing-duration>PT600S</meta:editing-duration>
    <meta:document-statistic meta:page-count="1" meta:paragraph-count="2" meta:word-count="189" meta:character-count="1270" meta:row-count="9" meta:non-whitespace-character-count="1083"/>
  </office:meta>
</office:document-meta>
</file>